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StringEncoder.getEncodableMimeTypes( ResolvableTyp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Encoder.encodeValue( Object value , DataBufferFactory bufferFactory , ResolvableType value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otlinSerializationStringEncoder.canEncode( ResolvableType elementType ,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Encoder.KotlinSerializationStringEncoder( T format ,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Encoder.getEn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Encoder.encode( Publisher &lt; ? &gt; inputStream , DataBufferFactory bufferFactory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